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0.545cm" fo:min-width="16.137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5.084cm" fo:min-width="7.755cm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4.703cm" fo:min-width="2.167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3.306cm" fo:min-width="8.39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2.925cm" fo:min-width="2.167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1.528cm" fo:min-width="8.136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528cm" fo:min-width="2.167cm"/>
    </style:style>
    <style:style style:name="gr8" style:family="graphic" style:parent-style-name="standard">
      <style:graphic-properties draw:textarea-horizontal-align="justify" draw:textarea-vertical-align="middle" draw:auto-grow-height="false" fo:min-height="1.195cm" fo:min-width="0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-color="#faa6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0.795cm" svg:x="3.159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5.334cm" svg:x="4.429cm" svg:y="3.413cm">
          <text:p text:style-name="P2">X</text:p>
          <text:p text:style-name="P2">100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67cm" svg:height="4.953cm" svg:x="15.351cm" svg:y="3.667cm">
          <text:p text:style-name="P2">Y</text:p>
          <text:p text:style-name="P2">100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89cm" svg:height="3.556cm" svg:x="4.302cm" svg:y="11.922cm">
          <text:p text:style-name="P2">x_train</text:p>
          <text:p text:style-name="P2">800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67cm" svg:height="3.175cm" svg:x="15.478cm" svg:y="12.049cm">
          <text:p text:style-name="P2">y_train</text:p>
          <text:p text:style-name="P2">80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636cm" svg:height="1.778cm" svg:x="4.683cm" svg:y="16.875cm">
          <text:p text:style-name="P2">x_test</text:p>
          <text:p text:style-name="P2">20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67cm" svg:height="1.778cm" svg:x="15.478cm" svg:y="16.875cm">
          <text:p text:style-name="P2">y_test</text:p>
          <text:p text:style-name="P2">2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032cm" svg:height="1.651cm" svg:x="7.096cm" svg:y="9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2.032cm" svg:height="1.651cm" svg:x="15.732cm" svg:y="8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08:27:55.669253609</meta:creation-date>
    <dc:date>2020-08-19T08:49:03.220669226</dc:date>
    <meta:editing-duration>PT21M10S</meta:editing-duration>
    <meta:editing-cycles>5</meta:editing-cycles>
    <meta:generator>LibreOffice/5.4.4.2$MacOSX_X86_64 LibreOffice_project/2524958677847fb3bb44820e40380acbe820f960</meta:generator>
    <meta:document-statistic meta:object-count="9"/>
  </office:meta>
</office:document-meta>
</file>